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ans-serif"/>
    <style:font-face style:name="Noto Serif" svg:font-family="'Noto Serif', Georgia, Times, 'Times New Roman', serif"/>
    <style:font-face style:name="OpenSymbol" svg:font-family="OpenSymbol"/>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Text_20_body" style:list-style-name="L2">
      <style:text-properties fo:font-variant="normal" fo:text-transform="none" style:font-name="Inter" fo:font-size="10.5pt" fo:letter-spacing="normal" fo:font-style="normal" fo:font-weight="normal"/>
    </style:style>
    <style:style style:name="P3" style:family="paragraph" style:parent-style-name="Standard" style:list-style-name="L1"/>
    <style:style style:name="P4" style:family="paragraph" style:parent-style-name="Standard" style:list-style-name="L1">
      <style:text-properties style:text-underline-style="solid" style:text-underline-width="auto" style:text-underline-color="font-color"/>
    </style:style>
    <style:style style:name="P5" style:family="paragraph" style:parent-style-name="Standard">
      <style:text-properties fo:font-variant="normal" fo:text-transform="none" fo:color="#444444" style:font-name="Noto Serif" fo:font-size="12pt" fo:letter-spacing="normal" fo:font-style="normal" fo:font-weight="normal"/>
    </style:style>
    <style:style style:name="P6" style:family="paragraph" style:parent-style-name="Standard" style:list-style-name="L2">
      <style:text-properties fo:font-variant="normal" fo:text-transform="none" style:font-name="Inter" fo:font-size="10.5pt" fo:letter-spacing="normal" fo:font-style="normal" fo:font-weight="normal"/>
    </style:style>
    <style:style style:name="P7" style:family="paragraph" style:parent-style-name="Standard" style:list-style-name="L2"/>
    <style:style style:name="T1" style:family="text">
      <style:text-properties fo:font-variant="normal" fo:text-transform="none" fo:color="#444444" style:font-name="Noto Serif" fo:font-size="12pt" fo:letter-spacing="normal" fo:font-style="normal" fo:font-weight="normal"/>
    </style:style>
    <style:style style:name="T2" style:family="text">
      <style:text-properties fo:font-variant="normal" fo:text-transform="none" style:font-name="Inter" fo:font-size="10.5pt" fo:letter-spacing="normal" fo:font-style="normal" fo:font-weight="normal"/>
    </style:style>
    <style:style style:name="T3" style:family="text">
      <style:text-properties fo:font-variant="normal" fo:text-transform="none" fo:letter-spacing="normal"/>
    </style:style>
    <style:style style:name="T4" style:family="text">
      <style:text-properties fo:font-variant="normal" fo:text-transform="none" fo:color="#222222" style:font-name="arial" fo:font-size="12pt" fo:letter-spacing="normal" fo:font-style="normal" fo:font-weight="normal"/>
    </style:style>
    <style:style style:name="T5" style:family="text">
      <style:text-properties fo:font-variant="normal" fo:text-transform="none" fo:color="#222222" style:font-name="arial" fo:font-size="12pt" fo:letter-spacing="normal" fo:font-style="normal" fo:font-weight="bold"/>
    </style:style>
    <style:style style:name="T6" style:family="text">
      <style:text-properties fo:font-variant="normal" fo:text-transform="none" fo:color="#222222" fo:letter-spacing="normal"/>
    </style:style>
    <style:style style:name="T7"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7">Filmes </text:span>- <text:a xlink:type="simple" xlink:href="https://www.kaggle.com/rounakbanik/the-movies-dataset" text:style-name="Internet_20_link" text:visited-style-name="Visited_20_Internet_20_Link">https://www.kaggle.com/rounakbanik/the-movies-dataset</text:a> </text:p>
      <text:p text:style-name="Standard">43 features (String- 16 / Id – 13 /Integer – 5 / <text:s/>Other – 9)</text:p>
      <text:p text:style-name="Standard">7 arquivos:</text:p>
      <text:list xml:id="list7726282262595846115" text:style-name="L1">
        <text:list-item>
          <text:p text:style-name="P3">movies_metadata.csv: o principal arquivo de metadados do Movies. Contém informações sobre 45.000 filmes em destaque no conjunto de dados Full MovieLens. Os recursos incluem pôsteres, cenários, orçamento, receita, datas de lançamento, idiomas, países e empresas de produção.</text:p>
        </text:list-item>
        <text:list-item>
          <text:p text:style-name="P3">keywords.csv: contém as palavras-chave da trama do filme para os filmes MovieLens. Disponível na forma de um objeto JSON com string.</text:p>
        </text:list-item>
        <text:list-item>
          <text:p text:style-name="P4">credits.csv: Consiste em informações sobre elenco e equipe de todos os nossos filmes. Disponível na forma de um objeto JSON com string.</text:p>
        </text:list-item>
        <text:list-item>
          <text:p text:style-name="P3">links.csv: o arquivo que contém os IDs TMDB e IMDB* de todos os filmes apresentados no conjunto de dados Full MovieLens.</text:p>
        </text:list-item>
        <text:list-item>
          <text:p text:style-name="P3">links_small.csv: contém os IDs TMDB e IMDB de um pequeno subconjunto de 9.000 filmes do conjunto de dados completo.</text:p>
        </text:list-item>
        <text:list-item>
          <text:p text:style-name="P3">ratings_small.csv: o subconjunto de 100.000 classificações de 700 usuários em 9.000 filmes.</text:p>
        </text:list-item>
      </text:list>
      <text:p text:style-name="Standard"/>
      <text:p text:style-name="Standard"><text:span text:style-name="T2">O conjunto de dados completo MovieLens, composto por 26 milhões de classificações e 750.000 aplicativos de tags de 270.000 usuários em todos os 45.000 filmes desse conjunto de dados, pode ser acessado </text:span><text:a xlink:type="simple" xlink:href="https://grouplens.org/datasets/movielens/latest/" text:style-name="Internet_20_link" text:visited-style-name="Visited_20_Internet_20_Link">https://grouplens.org/datasets/movielens/latest/</text:a> (contém o readme)</text:p>
      <text:p text:style-name="Standard"/>
      <text:p text:style-name="Standard">* IMDB <text:span text:style-name="T4">(Interntet Movie Database) é um dos maiores serviços de dados online sobre produção audiovisual do mundo. Nele, mais de 250 milhões de usuários avaliam </text:span><text:span text:style-name="T5">filmes</text:span><text:span text:style-name="T6"> </text:span><text:span text:style-name="T4">e séries</text:span> </text:p>
      <text:p text:style-name="Standard"/>
      <text:p text:style-name="P1">O Índice de Liberdade Humana – Usabilidade 9,7 </text:p>
      <text:p text:style-name="Standard"><text:a xlink:type="simple" xlink:href="https://www.kaggle.com/gsutters/the-human-freedom-index" text:style-name="Internet_20_link" text:visited-style-name="Visited_20_Internet_20_Link">https://www.kaggle.com/gsutters/the-human-freedom-index</text:a> </text:p>
      <text:p text:style-name="Standard">243 colunas (String – 120 / Decimal – 96 / Integer - 27</text:p>
      <text:p text:style-name="Standard">registros de 2018 e 2019, um dataset cada</text:p>
      <text:p text:style-name="Standard"/>
      <text:p text:style-name="Standard"><text:a xlink:type="simple" xlink:href="https://www.cato.org/human-freedom-index-new" text:style-name="Internet_20_link" text:visited-style-name="Visited_20_Internet_20_Link">https://www.cato.org/human-freedom-index-new</text:a> </text:p>
      <text:p text:style-name="Standard"/>
      <text:p text:style-name="Standard">dataset 2019 – é um índice anual, que utiliza 76 indicadores distintos <text:span text:style-name="T1">de liberdade pessoal e econômica nas diversar áreas.</text:span></text:p>
      <text:p text:style-name="Standard"><text:span text:style-name="T1">HFI (</text:span><text:span text:style-name="T1">Índice de Liberdade Humana), usa uma escala de 0 a 10, onde 10 representa mais liberdade.</text:span></text:p>
      <text:p text:style-name="P5">IFI (???????????????) - A IFI também encontra uma forte relação entre liberdade humana e democracia. Hong Kong é uma exceção a esse respeito. </text:p>
      <text:p text:style-name="P5"/>
      <text:p text:style-name="P5">As liberdades específicas das mulheres, medidas por cinco indicadores no índice, são mais fortes na América do Norte, Europa Ocidental e Leste da Ásia e são menos protegidas no Oriente Médio e Norte da África, África Subsaariana e Sul da Ásia. </text:p>
      <text:p text:style-name="P5"/>
      <text:p text:style-name="P5"/>
      <text:p text:style-name="Standard"/>
      <text:p text:style-name="P1">Expectativa de vida (OMS) – Usabilidade 8.2</text:p>
      <text:p text:style-name="Standard"><text:a xlink:type="simple" xlink:href="https://www.kaggle.com/kumarajarshi/life-expectancy-who" text:style-name="Internet_20_link" text:visited-style-name="Visited_20_Internet_20_Link">https://www.kaggle.com/kumarajarshi/life-expectancy-who</text:a> </text:p>
      <text:p text:style-name="Standard">22 colunas (Decimal – 11 / Integer – 9 / String – 2)</text:p>
      <text:p text:style-name="Standard"><text:span text:style-name="T2">2938 linhas, o que significa 20 variáveis ​​de previsão.</text:span> <text:span text:style-name="T2">Todas as variáveis ​​de previsão foram divididas em várias categorias amplas: fatores relacionados à imunização, fatores de mortalidade, fatores econômicos e fatores sociais.</text:span> </text:p>
      <text:p text:style-name="Standard"/>
      <text:p text:style-name="Standard"><text:soft-page-break/><text:span text:style-name="T3"> </text:span><text:span text:style-name="T2">dados de um período de 2000 a 2015</text:span> <text:span text:style-name="T3"> </text:span><text:span text:style-name="T2">para todos os países</text:span> </text:p>
      <text:p text:style-name="Standard"><text:span text:style-name="T2">se concentrará em fatores de imunização, fatores de mortalidade, fatores econômicos, fatores sociais e outros fatores relacionados à saúde</text:span> </text:p>
      <text:p text:style-name="Standard"><text:span text:style-name="T2">O conjunto de dados relacionado à expectativa de vida e aos fatores de saúde de 193 países</text:span> <text:span text:style-name="T2">no mesmo site de repositório de dados da OMS e seus dados econômicos correspondentes foram coletados no site das Nações Unidas.</text:span> </text:p>
      <text:p text:style-name="Standard"/>
      <text:p text:style-name="Standard"><text:span text:style-name="T2">Na inspeção visual inicial dos dados mostraram alguns valores ausentes. Como os conjuntos de dados eram da OMS, não encontramos erros evidentes. Os dados ausentes foram tratados no software R usando o comando Missmap. O resultado indicou que a maioria dos dados perdidos era para população, hepatite B e PIB. Os dados ausentes eram de países menos conhecidos como Vanuatu, Tonga, Togo, Cabo Verde etc.</text:span> </text:p>
      <text:p text:style-name="Standard"/>
      <text:p text:style-name="Standard"/>
      <text:p text:style-name="Standard">questões:</text:p>
      <text:list xml:id="list8931821906578608626" text:style-name="L2">
        <text:list-item>
          <text:p text:style-name="P6">determinar o fator de previsão que está contribuindo para diminuir o valor da expectativa de vida.</text:p>
        </text:list-item>
        <text:list-item>
          <text:p text:style-name="P6">sugerir um país em que área deve ser dada importância, a fim de melhorar eficientemente a expectativa de vida de sua população </text:p>
        </text:list-item>
        <text:list-item>
          <text:p text:style-name="P7"><text:span text:style-name="T2">determinar o fator de previsão que está contribuindo para diminuir o valor da expectativa de vid</text:span><text:span text:style-name="T2">a</text:span></text:p>
        </text:list-item>
        <text:list-item>
          <text:p text:style-name="P7"><text:s/><text:span text:style-name="T2">em que área deve ser dada importância, a fim de melhorar eficientemente a expectativa de vida de sua populaçã</text:span> </text:p>
        </text:list-item>
        <text:list-item>
          <text:p text:style-name="P2">Vários fatores de previsão escolhidos inicialmente afetam realmente a expectativa de vida? Quais são as variáveis ​​de previsão que realmente afetam a expectativa de vida?</text:p>
        </text:list-item>
        <text:list-item>
          <text:p text:style-name="P2">Um país com um valor menor de expectativa de vida (&lt;65) deve aumentar seus gastos com saúde, a fim de melhorar sua vida útil média?</text:p>
        </text:list-item>
        <text:list-item>
          <text:p text:style-name="P2">Como as taxas de mortalidade de bebês e adultos afetam a expectativa de vida?</text:p>
        </text:list-item>
        <text:list-item>
          <text:p text:style-name="P2">A Expectativa de Vida tem correlação positiva ou negativa com hábitos alimentares, estilo de vida, exercício, tabagismo, consumo de álcool etc.</text:p>
        </text:list-item>
        <text:list-item>
          <text:p text:style-name="P2">Qual o impacto da escolaridade na vida dos seres humanos?</text:p>
        </text:list-item>
        <text:list-item>
          <text:p text:style-name="P2">A expectativa de vida tem uma relação positiva ou negativa com o consumo de álcool?</text:p>
        </text:list-item>
        <text:list-item>
          <text:p text:style-name="P2">Os países densamente povoados tendem a ter menor expectativa de vida?</text:p>
        </text:list-item>
        <text:list-item>
          <text:p text:style-name="P2">Qual é o impacto da cobertura de imunização na expectativa de vida?</text:p>
        </text:list-item>
      </text:list>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ans-serif"/>
    <style:font-face style:name="Noto Serif" svg:font-family="'Noto Serif', Georgia, Times, 'Times New Roman', serif"/>
    <style:font-face style:name="OpenSymbol" svg:font-family="OpenSymbol"/>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14T17:41:45.26</meta:creation-date>
    <dc:date>2020-05-26T19:12:34.53</dc:date>
    <meta:editing-duration>P2DT4H11M59S</meta:editing-duration>
    <meta:editing-cycles>3</meta:editing-cycles>
    <meta:generator>OpenOffice/4.1.2$Win32 OpenOffice.org_project/412m3$Build-9782</meta:generator>
    <meta:document-statistic meta:table-count="0" meta:image-count="0" meta:object-count="0" meta:page-count="2" meta:paragraph-count="41" meta:word-count="761" meta:character-count="4763"/>
  </office:meta>
</office:document-meta>
</file>